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B000001DB2EA2A2F946CB033D.png" manifest:media-type="image/png"/>
  <manifest:file-entry manifest:full-path="Pictures/100002010000020000000200CBB653A73AC2E0B0.png" manifest:media-type="image/png"/>
  <manifest:file-entry manifest:full-path="Pictures/100002010000016F0000017FCE45CAA930FD65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29fcf" draw:opacity="50%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18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color="#ffffff" svg:stroke-opacity="0%" draw:stroke-linejoin="none" draw:fill-color="#ffffff" draw:opacity="1%" draw:textarea-horizontal-align="justify" draw:textarea-vertical-align="middle" draw:auto-grow-height="false" fo:min-height="8.005cm" fo:min-width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0.385cm" fo:min-width="0.13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17cm" fo:min-width="3.056cm"/>
      <style:paragraph-properties style:writing-mode="lr-tb"/>
    </style:style>
    <style:style style:name="P1" style:family="paragraph">
      <loext:graphic-properties draw:fill-color="#729fcf" draw:opacity="5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 draw:opacity="1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27cm" svg:x="4.17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2.90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7.985cm 11.79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2.905cm 13.06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041cm" svg:y="1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098cm" svg:y="11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099cm" svg:y="6.843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3.046cm" svg:y="6.84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8.255cm" svg:x="2.252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8cm" svg:height="8.255cm" svg:x="9.552cm" svg:y="5.7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918cm" svg:height="2.002cm" svg:x="6.397cm" svg:y="6.715cm">
          <draw:image xlink:href="Pictures/100002010000016F0000017FCE45CAA930FD6598.png" xlink:type="simple" xlink:show="embed" xlink:actuate="onLoad" draw:mime-type="image/png">
            <text:p/>
          </draw:image>
        </draw:frame>
        <draw:frame draw:style-name="gr4" draw:text-style-name="P5" draw:layer="layout" svg:width="1.588cm" svg:height="1.588cm" svg:x="3.857cm" svg:y="10.525cm">
          <draw:image xlink:href="Pictures/100002010000020000000200CBB653A73AC2E0B0.png" xlink:type="simple" xlink:show="embed" xlink:actuate="onLoad" draw:mime-type="image/png">
            <text:p/>
          </draw:image>
        </draw:frame>
        <draw:frame draw:style-name="gr4" draw:text-style-name="P5" draw:layer="layout" svg:width="2.54cm" svg:height="2.54cm" svg:x="2.905cm" svg:y="7.667cm">
          <draw:image xlink:href="Pictures/10000201000001DB000001DB2EA2A2F946CB033D.png" xlink:type="simple" xlink:show="embed" xlink:actuate="onLoad" draw:mime-type="image/png">
            <text:p/>
          </draw:image>
        </draw:frame>
        <draw:line draw:style-name="gr5" draw:text-style-name="P5" draw:layer="layout" svg:x1="6.124cm" svg:y1="10.517cm" svg:x2="6.441cm" svg:y2="12.104cm">
          <text:p/>
        </draw:line>
        <draw:line draw:style-name="gr6" draw:text-style-name="P5" draw:layer="layout" svg:x1="5.118cm" svg:y1="12.43cm" svg:x2="7.658cm" svg:y2="12.43cm">
          <text:p/>
        </draw:line>
        <draw:custom-shape draw:style-name="gr7" draw:text-style-name="P6" draw:layer="layout" svg:width="0.635cm" svg:height="0.635cm" svg:x="6.08cm" svg:y="12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556cm" svg:height="1.067cm" svg:x="4.31cm" svg:y="9.572cm">
          <text:p text:style-name="P7"><text:span text:style-name="T1">Sensorenbo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0T10:10:56.778040720</meta:creation-date>
    <dc:date>2021-05-28T11:02:45.554856277</dc:date>
    <meta:editing-duration>PT34M29S</meta:editing-duration>
    <meta:editing-cycles>13</meta:editing-cycles>
    <meta:generator>LibreOffice/7.1.3.2$Linux_X86_64 LibreOffice_project/10$Build-2</meta:generator>
    <meta:document-statistic meta:object-count="17"/>
  </office:meta>
</office:document-meta>
</file>